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LocaleContextResolver.FixedLocaleContextResolv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LocaleContextResolver.setLocaleContext( ServerWebExchange exchange , @ Nullable LocaleContext local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LocaleContextResolver.FixedLocaleContex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LocaleContextResolver.FixedLocaleContextResolver( Locale locale , @ Nullable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xedLocaleContextResolver.resolveLocaleContext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xedLocaleContextResolver.get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LocaleContextResolv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